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DejaVu Sans2" svg:font-family="'DejaVu Sans'" style:font-family-generic="swiss"/>
    <style:font-face style:name="DejaVu Sans3" svg:font-family="'DejaVu Sans'" style:font-pitch="variable"/>
    <style:font-face style:name="Droid Arabic Naskh" svg:font-family="'Droid Arabic Naskh'" style:font-pitch="variable"/>
    <style:font-face style:name="Droid Sans Fallback1" svg:font-family="'Droid Sans Fallback'" style:font-pitch="variable"/>
    <style:font-face style:name="Simplified Arabic" svg:font-family="'Simplified Arabic'" style:font-pitch="variable"/>
    <style:font-face style:name="文鼎PL中楷Uni" svg:font-family="文鼎PL中楷Un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الجدول1" style:family="table">
      <style:table-properties style:width="15.032cm" fo:margin-left="0cm" table:align="left" style:writing-mode="rl-tb"/>
    </style:style>
    <style:style style:name="الجدول1.A" style:family="table-column">
      <style:table-column-properties style:column-width="3.547cm"/>
    </style:style>
    <style:style style:name="الجدول1.B" style:family="table-column">
      <style:table-column-properties style:column-width="2.955cm"/>
    </style:style>
    <style:style style:name="الجدول1.C" style:family="table-column">
      <style:table-column-properties style:column-width="8.53cm"/>
    </style:style>
    <style:style style:name="الجدول1.1" style:family="table-row">
      <style:table-row-properties fo:keep-together="auto"/>
    </style:style>
    <style:style style:name="الجدول1.A1" style:family="table-cell">
      <style:table-cell-properties style:vertical-align="top" fo:background-color="#800000" fo:padding-left="0.191cm" fo:padding-right="0.191cm" fo:padding-top="0cm" fo:padding-bottom="0cm" fo:border-left="none" fo:border-right="none" fo:border-top="none" fo:border-bottom="1.5pt solid #000000" style:writing-mode="rl-tb">
        <style:background-image/>
      </style:table-cell-properties>
    </style:style>
    <style:style style:name="الجدول1.A2" style:family="table-cell">
      <style:table-cell-properties style:vertical-align="top" fo:background-color="#ffffcc" fo:padding-left="0.191cm" fo:padding-right="0.191cm" fo:padding-top="0cm" fo:padding-bottom="0cm" fo:border="none" style:writing-mode="rl-tb">
        <style:background-image/>
      </style:table-cell-properties>
    </style:style>
    <style:style style:name="الجدول1.A12" style:family="table-cell">
      <style:table-cell-properties style:vertical-align="top" fo:background-color="#ffffcc" fo:padding-left="0.191cm" fo:padding-right="0.191cm" fo:padding-top="0cm" fo:padding-bottom="0cm" fo:border-left="none" fo:border-right="none" fo:border-top="none" fo:border-bottom="1.5pt solid #000000" style:writing-mode="rl-tb">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list-style-name="WW8Num4">
      <style:paragraph-properties fo:text-align="end" style:justify-single-word="false"/>
    </style:style>
    <style:style style:name="P3" style:family="paragraph" style:parent-style-name="Standard" style:list-style-name="WW8Num5">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text-properties style:font-name="Droid Arabic Naskh" style:font-name-complex="Droid Arabic Naskh"/>
    </style:style>
    <style:style style:name="P6" style:family="paragraph" style:parent-style-name="Standard" style:list-style-name="WW8Num5">
      <style:paragraph-properties fo:text-align="end" style:justify-single-word="false"/>
      <style:text-properties style:font-name="Droid Arabic Naskh" style:font-name-complex="Droid Arabic Naskh"/>
    </style:style>
    <style:style style:name="P7" style:family="paragraph" style:parent-style-name="Standard">
      <style:paragraph-properties fo:text-align="end" style:justify-single-word="false" style:snap-to-layout-grid="false"/>
      <style:text-properties style:font-name="Droid Arabic Naskh" style:font-name-complex="Droid Arabic Naskh"/>
    </style:style>
    <style:style style:name="P8" style:family="paragraph" style:parent-style-name="Standard">
      <style:paragraph-properties fo:text-align="end" style:justify-single-word="false"/>
      <style:text-properties style:font-name="Droid Arabic Naskh" style:font-name-complex="Droid Arabic Naskh" style:language-complex="ar" style:country-complex="DZ"/>
    </style:style>
    <style:style style:name="P9" style:family="paragraph" style:parent-style-name="Standard">
      <style:paragraph-properties fo:text-align="end" style:justify-single-word="false" style:snap-to-layout-grid="false"/>
      <style:text-properties style:font-name="Droid Arabic Naskh" style:font-name-complex="Droid Arabic Naskh" style:language-complex="ar" style:country-complex="DZ"/>
    </style:style>
    <style:style style:name="P10" style:family="paragraph" style:parent-style-name="Standard">
      <style:paragraph-properties fo:text-align="end" style:justify-single-word="false"/>
      <style:text-properties style:font-name="Droid Arabic Naskh" fo:font-weight="bold" style:font-weight-asian="bold" style:font-name-complex="Droid Arabic Naskh" style:font-weight-complex="bold"/>
    </style:style>
    <style:style style:name="P11" style:family="paragraph" style:parent-style-name="Standard">
      <style:paragraph-properties fo:text-align="end" style:justify-single-word="false"/>
      <style:text-properties style:use-window-font-color="true" style:font-name="Droid Arabic Naskh" fo:font-size="14pt" fo:language="fr" fo:country="FR" fo:font-style="normal" fo:font-weight="bold" style:letter-kerning="true" style:font-name-asian="文鼎PL中楷Uni" style:font-size-asian="14pt" style:font-style-asian="normal" style:font-weight-asian="bold" style:font-name-complex="Droid Arabic Naskh" style:font-size-complex="14pt" style:language-complex="ar" style:country-complex="TN" style:font-style-complex="normal" style:font-weight-complex="bold"/>
    </style:style>
    <style:style style:name="P12" style:family="paragraph" style:parent-style-name="Standard" style:list-style-name="">
      <style:paragraph-properties fo:margin-left="1.27cm" fo:margin-right="0cm" fo:text-align="end" style:justify-single-word="false" fo:text-indent="0cm" style:auto-text-indent="false"/>
      <style:text-properties style:font-name="Droid Arabic Naskh" style:font-name-complex="Droid Arabic Naskh"/>
    </style:style>
    <style:style style:name="P13" style:family="paragraph" style:parent-style-name="Text_20_body">
      <style:paragraph-properties fo:text-align="justify" style:justify-single-word="false"/>
    </style:style>
    <style:style style:name="P14" style:family="paragraph" style:parent-style-name="Text_20_body" style:list-style-name="WW8Num3">
      <style:paragraph-properties fo:text-align="end" style:justify-single-word="false"/>
    </style:style>
    <style:style style:name="P15" style:family="paragraph" style:parent-style-name="Text_20_body" style:list-style-name="WW8Num3">
      <style:paragraph-properties fo:text-align="end" style:justify-single-word="false"/>
      <style:text-properties style:font-name="Droid Arabic Naskh" style:font-name-complex="Droid Arabic Naskh"/>
    </style:style>
    <style:style style:name="P16" style:family="paragraph" style:parent-style-name="Heading_20_3" style:list-style-name="WW8Num2">
      <style:paragraph-properties fo:text-align="end" style:justify-single-word="false" style:writing-mode="rl-tb"/>
      <style:text-properties style:font-name="Droid Arabic Naskh" fo:language="en" fo:country="US" style:font-name-complex="Droid Arabic Naskh" style:language-complex="ar" style:country-complex="DZ"/>
    </style:style>
    <style:style style:name="P17" style:family="paragraph" style:parent-style-name="Heading_20_2">
      <style:paragraph-properties fo:text-align="end" style:justify-single-word="false" style:writing-mode="rl-tb"/>
    </style:style>
    <style:style style:name="P18" style:family="paragraph" style:parent-style-name="Heading_20_1" style:master-page-name="Standard">
      <style:paragraph-properties fo:margin-top="0.423cm" fo:margin-bottom="0.212cm" loext:contextual-spacing="false" fo:text-align="center" style:justify-single-word="false" style:page-number="auto"/>
      <style:text-properties style:font-name="Droid Arabic Naskh" style:font-name-complex="Droid Arabic Naskh"/>
    </style:style>
    <style:style style:name="T1" style:family="text">
      <style:text-properties style:use-window-font-color="true" style:font-name="Droid Arabic Naskh" fo:font-size="14pt" fo:language="fr" fo:country="FR" fo:font-style="normal" fo:font-weight="bold" style:letter-kerning="true" style:font-name-asian="文鼎PL中楷Uni" style:font-size-asian="14pt" style:font-style-asian="normal" style:font-weight-asian="bold" style:font-name-complex="Droid Arabic Naskh" style:font-size-complex="14pt" style:language-complex="ar" style:country-complex="TN" style:font-style-complex="normal" style:font-weight-complex="bold"/>
    </style:style>
    <style:style style:name="T2" style:family="text">
      <style:text-properties style:use-window-font-color="true" style:font-name="Droid Arabic Naskh" fo:font-size="14pt" fo:language="fr" fo:country="FR" fo:font-style="normal" fo:font-weight="normal" style:letter-kerning="true" style:font-name-asian="文鼎PL中楷Uni" style:font-size-asian="14pt" style:font-style-asian="normal" style:font-weight-asian="normal" style:font-name-complex="Droid Arabic Naskh" style:font-size-complex="14pt" style:language-complex="ar" style:country-complex="TN" style:font-style-complex="normal" style:font-weight-complex="normal"/>
    </style:style>
    <style:style style:name="T3" style:family="text">
      <style:text-properties style:font-name="Droid Arabic Naskh" style:font-name-complex="Droid Arabic Naskh"/>
    </style:style>
    <style:style style:name="T4" style:family="text">
      <style:text-properties style:font-name="Droid Arabic Naskh" style:font-name-complex="Droid Arabic Naskh" style:language-complex="ar" style:country-complex="DZ"/>
    </style:style>
    <style:style style:name="T5" style:family="text">
      <style:text-properties style:font-name="Droid Arabic Naskh" fo:font-weight="bold" style:font-weight-asian="bold" style:font-name-complex="Droid Arabic Naskh" style:font-weight-complex="bold"/>
    </style:style>
    <style:style style:name="T6" style:family="text">
      <style:text-properties style:font-name="Droid Arabic Naskh" style:font-name-asian="Droid Arabic Naskh" style:font-name-complex="Droid Arabic Naskh"/>
    </style:style>
    <style:style style:name="T7" style:family="text">
      <style:text-properties style:font-name="Droid Arabic Naskh" style:font-name-asian="Droid Arabic Naskh" style:font-name-complex="Droid Arabic Naskh" style:language-complex="ar" style:country-complex="DZ"/>
    </style:style>
    <style:style style:name="T8" style:family="text">
      <style:text-properties style:font-name="Droid Arabic Naskh" fo:language="fr" fo:country="FR" style:font-name-complex="Droid Arabic Naskh"/>
    </style:style>
    <style:style style:name="T9" style:family="text">
      <style:text-properties style:font-name="Droid Arabic Naskh" fo:font-style="normal" fo:font-weight="bold" style:font-style-asian="normal" style:font-weight-asian="bold" style:font-name-complex="Droid Arabic Naskh"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معجم التحليل الصرفي </text:h>
      <text:p text:style-name="P1"><text:span text:style-name="T1">الراموز :</text:span><text:span text:style-name="T2"> </text:span><text:span text:style-name="comment"><text:span text:style-name="T2">الراموز هو البحر والأصل والنموذج</text:span></text:span></text:p>
      <text:p text:style-name="P1"/>
      <text:list xml:id="list6631626909498106542" text:style-name="WW8Num2">
        <text:list-item>
          <text:h text:style-name="P16" text:outline-level="3">بناء القاموس </text:h>
        </text:list-item>
      </text:list>
      <text:p text:style-name="P13"><text:span text:style-name="T3">معجم الراموز الوسيط ، معجم عربي حر مفتوح، يهدف إلى توفير البيانات المعجمية في شكل قابل للاستخدام والتطوير، للعاملين في مجال المعالجة الآلية للغة العربية.</text:span></text:p>
      <text:p text:style-name="P13"><text:span text:style-name="T3">المعجم يحتوي على <text:s/>من 50.000 مفردة تتوزع على ما لا يقل عن 10.000 فعل عربي، و40.000 اسم وعشرات الحروف والأدوات النحوية وما استثني منها. <text:s/></text:span></text:p>
      <text:p text:style-name="P13"><text:span text:style-name="T3">المفردات مشكولة شكلا تامّا ومرفقة بالمعلومات عن ما يلحقها من زيادات صرفية.</text:span></text:p>
      <text:p text:style-name="P13"><text:span text:style-name="T3">كما يضم المشروع عددا من المعاجم المرافقة مثل:</text:span></text:p>
      <text:list xml:id="list9028180641043660181" text:style-name="WW8Num3">
        <text:list-item>
          <text:p text:style-name="P15">قائمة الأفعال العربية،</text:p>
        </text:list-item>
        <text:list-item>
          <text:p text:style-name="P15">قائمة الأفعال المصرّفة بواسطة قطرب،</text:p>
        </text:list-item>
        <text:list-item>
          <text:p text:style-name="P14"><text:span text:style-name="T3">معجم جموع التكسير.</text:span></text:p>
        </text:list-item>
        <text:list-item>
          <text:p text:style-name="P14"><text:span text:style-name="T3">معجم القوافي.</text:span></text:p>
        </text:list-item>
      </text:list>
      <text:p text:style-name="P4"><text:span text:style-name="T3">في مشروع آيةسبل للتدقيق الإملائي العربي، <text:s/>استدعى غياب قاموس عربي حر، بناء واحد يلبي شروط التدقيق الإملائي بالاعتماد على المعاجم اللغوية العربية المتداولة التراثية والحديثة. من هذه المعاجم أساساً معجم الأفعال العربية (مجموعة Bescherelle)، المعجم الوسيط، المعجم الغني، معجم المحيط ولسان العرب. هذه هي إذن الروافد المهيكلة لقاموس آيسبل الذي أصبح ثاني قاموس حر متوفر على الشبكة، حر بمعنى خضوعه للرخصة العمومية الشاملة [GPL]. </text:span></text:p>
      <text:p text:style-name="P1"><text:span text:style-name="T3">المعاجم الحرة المماثلة:<text:tab/></text:span></text:p>
      <text:list xml:id="list8608058621870693568" text:style-name="WW8Num4">
        <text:list-item>
          <text:p text:style-name="P2"><text:span text:style-name="T3">تيم بلكولتر.</text:span></text:p>
        </text:list-item>
        <text:list-item>
          <text:p text:style-name="P2"><text:span text:style-name="T3">المعجم التفاعلي العربي.</text:span></text:p>
        </text:list-item>
      </text:list>
      <text:p text:style-name="P1"><text:span text:style-name="T1">روافد المعجم:</text:span></text:p>
      <text:list xml:id="list8890710635744466542" text:style-name="WW8Num5">
        <text:list-item>
          <text:p text:style-name="P6">المعجم الوسيط</text:p>
        </text:list-item>
        <text:list-item>
          <text:p text:style-name="P3"><text:span text:style-name="T3">معجم الأفعال العربية (مجموعة Bescherelle)،</text:span></text:p>
        </text:list-item>
        <text:list-item>
          <text:p text:style-name="P6"><text:soft-page-break/>المعجم الغني</text:p>
        </text:list-item>
        <text:list-item>
          <text:p text:style-name="P6">معجم المحيط </text:p>
        </text:list-item>
        <text:list-item>
          <text:p text:style-name="P6">لسان العرب</text:p>
        </text:list-item>
      </text:list>
      <text:p text:style-name="P1"><text:span text:style-name="T3">القاموس يضم المفردات مصنفة، ومرفقة بقائمة القواعد التصريفية الممكن تطبيقها عليها.</text:span></text:p>
      <text:p text:style-name="P1"><text:span text:style-name="T5">العمل على القاموس:</text:span></text:p>
      <text:p text:style-name="P4"><text:span text:style-name="T6"><text:s/></text:span><text:span text:style-name="T3">وقد تطلب إنشاء القاموس بشقيه أكثر من 2000 ساعة عمل على مدى قرابة سنتين من النشاط المتواصل (أبريل 2006 - يناير 2008) تم خلالها تحليل آلاف المفردات وتصنيفها وتوليدها حسب القواعد النحوية والصرفية، وتحديد معناها لتمييز تعدي الأفعال. إجمالاً، تمت معالجة أكثر من 50.000 مفردة تتوزع على ما لا يقل عن 10.000 فعل عربي، و40.000 اسم وعشرات الحروف والأدوات النحوية وما استثني منها. <text:s/>وهذا الجهد قام به الأخ محمد كبداني حفظه الله.</text:span></text:p>
      <text:p text:style-name="P5"/>
      <text:p text:style-name="P1"><text:span text:style-name="T1">نشر المعجم:</text:span></text:p>
      <text:p text:style-name="P4"><text:span text:style-name="T3"><text:tab/>-ونظرا للطلبات الكثيرة ورغبة المطورين في استخدام بيانات المعجم في تطبيقات أخرى، رغبنا في نشر البيانات الخام التي عملنا عليها، لنزوّدهم بأهم الموارد اللغوية، في صورة قابلة للاستخدام. ويأتي هذا المعجم لسد فراغ كبير في ميدان المعالجة الآلية للغة العربية.</text:span></text:p>
      <text:p text:style-name="P10">إصدارات المعجم</text:p>
      <text:list xml:id="list213928439076666" text:continue-numbering="true" text:style-name="WW8Num5">
        <text:list-item>
          <text:p text:style-name="P3"><text:span text:style-name="T6"><text:s/></text:span><text:span text:style-name="T3">قاعدة بيانات </text:span><text:span text:style-name="T8">SQL.</text:span></text:p>
        </text:list-item>
        <text:list-item>
          <text:p text:style-name="P3"><text:span text:style-name="T8">ملف نصّي (أعمدة <text:s/>مفصولة)</text:span></text:p>
        </text:list-item>
        <text:list-item>
          <text:p text:style-name="P3"><text:span text:style-name="T8">صفحة ويب للبحث.</text:span></text:p>
        </text:list-item>
        <text:list-item>
          <text:p text:style-name="P3"><text:span text:style-name="T8">صفحة ويكي للإثراء والتنقيح.</text:span></text:p>
        </text:list-item>
      </text:list>
      <text:p text:style-name="P1"><text:span text:style-name="T5">تطبيقات:</text:span></text:p>
      <text:list xml:id="list213928791008102" text:continue-numbering="true" text:style-name="WW8Num5">
        <text:list-item>
          <text:p text:style-name="P3"><text:span text:style-name="T3">التدقيق الإملائي.</text:span></text:p>
        </text:list-item>
        <text:list-item>
          <text:p text:style-name="P3"><text:span text:style-name="T3">التشكيل الآلي.</text:span></text:p>
        </text:list-item>
        <text:list-item>
          <text:p text:style-name="P3"><text:span text:style-name="T3">توليد الكلام.</text:span></text:p>
        </text:list-item>
        <text:list-item>
          <text:p text:style-name="P3"><text:span text:style-name="T3">تعليم اللغة العربية.</text:span></text:p>
        </text:list-item>
        <text:list-item>
          <text:p text:style-name="P3"><text:span text:style-name="T3">البحث والفهرسة.</text:span></text:p>
        </text:list-item>
      </text:list>
      <text:p text:style-name="P12"/>
      <text:p text:style-name="P11"><text:soft-page-break/>إحصائيات الأسماء والحروف </text:p>
      <table:table table:name="الجدول1" table:style-name="الجدول1">
        <table:table-column table:style-name="الجدول1.A"/>
        <table:table-column table:style-name="الجدول1.B"/>
        <table:table-column table:style-name="الجدول1.C"/>
        <table:table-row table:style-name="الجدول1.1">
          <table:table-cell table:style-name="الجدول1.A1" office:value-type="string">
            <text:p text:style-name="P5">الفئة</text:p>
          </table:table-cell>
          <table:table-cell table:style-name="الجدول1.A1" office:value-type="string">
            <text:p text:style-name="P5">العدد</text:p>
          </table:table-cell>
          <table:table-cell table:style-name="الجدول1.A1" office:value-type="string">
            <text:p text:style-name="P5">ملاحظة</text:p>
          </table:table-cell>
        </table:table-row>
        <table:table-row table:style-name="الجدول1.1">
          <table:table-cell table:style-name="الجدول1.A2" office:value-type="string">
            <text:p text:style-name="P1"><text:span text:style-name="T3">اسم-جامد</text:span></text:p>
          </table:table-cell>
          <table:table-cell table:style-name="الجدول1.A2" office:value-type="string">
            <text:p text:style-name="P5">10328</text:p>
          </table:table-cell>
          <table:table-cell table:style-name="الجدول1.A2" office:value-type="string">
            <text:p text:style-name="P7"/>
          </table:table-cell>
        </table:table-row>
        <table:table-row table:style-name="الجدول1.1">
          <table:table-cell table:style-name="الجدول1.A2" office:value-type="string">
            <text:p text:style-name="P5">مصدر</text:p>
          </table:table-cell>
          <table:table-cell table:style-name="الجدول1.A2" office:value-type="string">
            <text:p text:style-name="P5">13372</text:p>
          </table:table-cell>
          <table:table-cell table:style-name="الجدول1.A2" office:value-type="string">
            <text:p text:style-name="P7"/>
          </table:table-cell>
        </table:table-row>
        <table:table-row table:style-name="الجدول1.1">
          <table:table-cell table:style-name="الجدول1.A2" office:value-type="string">
            <text:p text:style-name="P1"><text:span text:style-name="T3">اسم-الفاعل</text:span></text:p>
          </table:table-cell>
          <table:table-cell table:style-name="الجدول1.A2" office:value-type="string">
            <text:p text:style-name="P5">8406</text:p>
          </table:table-cell>
          <table:table-cell table:style-name="الجدول1.A2" office:value-type="string">
            <text:p text:style-name="P7"/>
          </table:table-cell>
        </table:table-row>
        <table:table-row table:style-name="الجدول1.1">
          <table:table-cell table:style-name="الجدول1.A2" office:value-type="string">
            <text:p text:style-name="P1"><text:span text:style-name="T3">اسم-مفعول</text:span></text:p>
          </table:table-cell>
          <table:table-cell table:style-name="الجدول1.A2" office:value-type="string">
            <text:p text:style-name="P5">1807</text:p>
          </table:table-cell>
          <table:table-cell table:style-name="الجدول1.A2" office:value-type="string">
            <text:p text:style-name="P7"/>
          </table:table-cell>
        </table:table-row>
        <table:table-row table:style-name="الجدول1.1">
          <table:table-cell table:style-name="الجدول1.A2" office:value-type="string">
            <text:p text:style-name="P1"><text:span text:style-name="T3">مبالغة-اسم-الفاعل</text:span></text:p>
          </table:table-cell>
          <table:table-cell table:style-name="الجدول1.A2" office:value-type="string">
            <text:p text:style-name="P5">2066</text:p>
          </table:table-cell>
          <table:table-cell table:style-name="الجدول1.A2" office:value-type="string">
            <text:p text:style-name="P7"/>
          </table:table-cell>
        </table:table-row>
        <table:table-row table:style-name="الجدول1.1">
          <table:table-cell table:style-name="الجدول1.A2" office:value-type="string">
            <text:p text:style-name="P1"><text:span text:style-name="T3">صفة-مشبهة</text:span></text:p>
          </table:table-cell>
          <table:table-cell table:style-name="الجدول1.A2" office:value-type="string">
            <text:p text:style-name="P5">1017</text:p>
          </table:table-cell>
          <table:table-cell table:style-name="الجدول1.A2" office:value-type="string">
            <text:p text:style-name="P7"/>
          </table:table-cell>
        </table:table-row>
        <table:table-row table:style-name="الجدول1.1">
          <table:table-cell table:style-name="الجدول1.A2" office:value-type="string">
            <text:p text:style-name="P5">اسم التفضيل</text:p>
          </table:table-cell>
          <table:table-cell table:style-name="الجدول1.A2" office:value-type="string">
            <text:p text:style-name="P5">378</text:p>
          </table:table-cell>
          <table:table-cell table:style-name="الجدول1.A2" office:value-type="string">
            <text:p text:style-name="P7"/>
          </table:table-cell>
        </table:table-row>
        <table:table-row table:style-name="الجدول1.1">
          <table:table-cell table:style-name="الجدول1.A2" office:value-type="string">
            <text:p text:style-name="P5">اسم منسوب</text:p>
          </table:table-cell>
          <table:table-cell table:style-name="الجدول1.A2" office:value-type="string">
            <text:p text:style-name="P5">862</text:p>
          </table:table-cell>
          <table:table-cell table:style-name="الجدول1.A2" office:value-type="string">
            <text:p text:style-name="P7"/>
          </table:table-cell>
        </table:table-row>
        <table:table-row table:style-name="الجدول1.1">
          <table:table-cell table:style-name="الجدول1.A2" office:value-type="string">
            <text:p text:style-name="P5">مفردات أخرى </text:p>
          </table:table-cell>
          <table:table-cell table:style-name="الجدول1.A2" office:value-type="string">
            <text:p text:style-name="P5">4248</text:p>
          </table:table-cell>
          <table:table-cell table:style-name="الجدول1.A2" office:value-type="string">
            <text:p text:style-name="P5">تتوزع بين الصفة والنسبة والاسم الجامد</text:p>
          </table:table-cell>
        </table:table-row>
        <table:table-row table:style-name="الجدول1.1">
          <table:table-cell table:style-name="الجدول1.A2" office:value-type="string">
            <text:p text:style-name="P1"><text:span text:style-name="T7"><text:s/></text:span><text:span text:style-name="T4">إجمالي</text:span></text:p>
          </table:table-cell>
          <table:table-cell table:style-name="الجدول1.A2" office:value-type="string">
            <text:p text:style-name="P5">42484</text:p>
          </table:table-cell>
          <table:table-cell table:style-name="الجدول1.A2" office:value-type="string">
            <text:p text:style-name="P9"/>
          </table:table-cell>
        </table:table-row>
        <table:table-row table:style-name="الجدول1.1">
          <table:table-cell table:style-name="الجدول1.A12" office:value-type="string">
            <text:p text:style-name="P8">استثناءات</text:p>
          </table:table-cell>
          <table:table-cell table:style-name="الجدول1.A12" office:value-type="string">
            <text:p text:style-name="P5">611</text:p>
          </table:table-cell>
          <table:table-cell table:style-name="الجدول1.A12" office:value-type="string">
            <text:p text:style-name="P5">الحروف والأدوات النحوية وما استثني من هيئات صرفية</text:p>
          </table:table-cell>
        </table:table-row>
      </table:table>
      <text:p text:style-name="P1"/>
      <text:h text:style-name="P17" text:outline-level="2"><text:span text:style-name="T9">تسمية المشروع :</text:span></text:h>
      <text:p text:style-name="P4"><text:span text:style-name="T3"><text:tab/>الراموز في اللغة هو البحر والأصل والنموذج (انظر مادة رمز في القاموس المحيط، الفيروز آبادي)، <text:s/>وك</text:span><text:span text:style-name="T4">ل</text:span><text:span text:style-name="T3">مة القاموس في الأصل تعني البحر. كما أطلق هذا الاسم على معجم الراموز على الصحاح، الذي وضعه السيد محمد بن الحسن.</text:span></text:p>
      <text:p text:style-name="P4"><text:span text:style-name="T3"><text:tab/>وقد اخترنا كلمة الراموز لكونها تضم في طياتنا معنى الرمز، والبحث والنموذج في الوقت ذاته.</text:span></text:p>
      <text:p text:style-name="P4"><text:span text:style-name="T3">وأسميناه الوسيط، لأنّ المعجم الوسيط أحد أهم روافده، كما أننا نطمح في المستقبل إلى بناء الراموز الكبير.</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DejaVu Sans2" svg:font-family="'DejaVu Sans'" style:font-family-generic="swiss"/>
    <style:font-face style:name="DejaVu Sans3" svg:font-family="'DejaVu Sans'" style:font-pitch="variable"/>
    <style:font-face style:name="Droid Arabic Naskh" svg:font-family="'Droid Arabic Naskh'" style:font-pitch="variable"/>
    <style:font-face style:name="Droid Sans Fallback1" svg:font-family="'Droid Sans Fallback'" style:font-pitch="variable"/>
    <style:font-face style:name="Simplified Arabic" svg:font-family="'Simplified Arabic'" style:font-pitch="variable"/>
    <style:font-face style:name="文鼎PL中楷Uni" svg:font-family="文鼎PL中楷Un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Droid Sans Fallback" style:font-size-asian="10.5pt" style:language-asian="zh" style:country-asian="CN" style:font-name-complex="DejaVu San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orphans="2" fo:widows="2" fo:hyphenation-ladder-count="no-limit" fo:text-indent="0cm" style:auto-text-indent="false"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DejaVu Sans3" style:font-family-complex="'DejaVu Sans'"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end" style:justify-single-word="false" fo:text-indent="0cm" style:auto-text-indent="false"/>
    </style:style>
    <style:style style:name="List" style:family="paragraph" style:parent-style-name="Text_20_body" style:class="list">
      <style:text-properties style:font-name-complex="DejaVu Sans2"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2"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end" style:justify-single-word="false" fo:orphans="0" fo:widows="0" fo:hyphenation-ladder-count="no-limit" fo:keep-with-next="always" style:writing-mode="lr-tb"/>
      <style:text-properties style:font-name="Arial" fo:font-family="Arial" style:font-family-generic="swiss" style:font-pitch="variable" fo:font-size="14pt" fo:language="fr" fo:country="FR" fo:font-style="italic" fo:font-weight="bold" style:letter-kerning="true" style:font-name-asian="文鼎PL中楷Uni" style:font-family-asian="文鼎PL中楷Uni" style:font-pitch-asian="variable" style:font-size-asian="14pt" style:font-style-asian="italic" style:font-weight-asian="bold" style:font-name-complex="Tahoma" style:font-family-complex="Tahoma" style:font-family-generic-complex="swiss" style:font-pitch-complex="variable" style:font-size-complex="14pt" style:language-complex="ar" style:country-complex="TN"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 style:class="text">
      <style:paragraph-properties fo:margin-top="0.423cm" fo:margin-bottom="0.212cm" loext:contextual-spacing="false" fo:text-align="end" style:justify-single-word="false" fo:orphans="0" fo:widows="0" fo:hyphenation-ladder-count="no-limit" fo:keep-with-next="always" style:writing-mode="lr-tb"/>
      <style:text-properties style:font-name="Arial" fo:font-family="Arial" style:font-family-generic="swiss" style:font-pitch="variable" fo:font-size="14pt" fo:language="fr" fo:country="FR" fo:font-weight="bold" style:letter-kerning="true" style:font-name-asian="文鼎PL中楷Uni" style:font-family-asian="文鼎PL中楷Uni" style:font-pitch-asian="variable" style:font-size-asian="14pt" style:font-weight-asian="bold" style:font-name-complex="Tahoma" style:font-family-complex="Tahoma" style:font-family-generic-complex="swiss" style:font-pitch-complex="variable" style:font-size-complex="14pt" style:language-complex="ar" style:country-complex="TN"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6pt" fo:language="en" fo:country="US" fo:font-weight="normal" style:font-size-asian="16pt" style:font-weight-asian="normal" style:font-name-complex="Simplified Arabic" style:font-family-complex="'Simplified Arabic'" style:font-pitch-complex="variable" style:font-size-complex="16pt" style:language-complex="ar" style:country-complex="DZ"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DejaVu Sans" fo:font-family="'DejaVu Sans', 'Arial Unicode MS'" style:font-family-generic="swiss" style:font-pitch="variable" style:font-name-complex="Simplified Arabic" style:font-family-complex="'Simplified Arabic'" style:font-pitch-complex="variable"/>
    </style:style>
    <style:style style:name="WW8Num4z0" style:family="text">
      <style:text-properties style:font-name="DejaVu Sans" fo:font-family="'DejaVu Sans', 'Arial Unicode MS'" style:font-family-generic="swiss" style:font-pitch="variable" style:font-name-complex="Simplified Arabic" style:font-family-complex="'Simplified Arabic'" style:font-pitch-complex="variable"/>
    </style:style>
    <style:style style:name="WW8Num5z0" style:family="text">
      <style:text-properties style:font-name="DejaVu Sans" fo:font-family="'DejaVu Sans', 'Arial Unicode MS'" style:font-family-generic="swiss" style:font-pitch="variable" fo:font-size="14pt" fo:language="fr" fo:country="FR" style:font-size-asian="14pt" style:font-name-complex="Simplified Arabic" style:font-family-complex="'Simplified Arabic'" style:font-pitch-complex="variable" style:font-size-complex="14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خط_20_الفقرة_20_الافتراضي" style:display-name="خط الفقرة الافتراضي" style:family="text"/>
    <style:style style:name="comment" style:family="text" style:parent-style-name="خط_20_الفقرة_20_الافتراضي"/>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fo:text-align="end">
          <style:list-level-label-alignment text:label-followed-by="nothing"/>
        </style:list-level-properties>
      </text:outline-level-style>
      <text:outline-level-style text:level="2" text:style-name="WW8Num1z1" style:num-format="">
        <style:list-level-properties text:list-level-position-and-space-mode="label-alignment" fo:text-align="end">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fo:text-align="end">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fo:text-align="center">
          <style:list-level-label-alignment text:label-followed-by="listtab" text:list-tab-stop-position="0.635cm"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rl-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عبده</meta:initial-creator>
    <meta:creation-date>2011-03-26T08:36:00</meta:creation-date>
    <dc:creator>zerrouki </dc:creator>
    <dc:date>2016-12-10T11:34:23.638567700</dc:date>
    <meta:editing-cycles>34</meta:editing-cycles>
    <meta:editing-duration>PT4H5M23S</meta:editing-duration>
    <meta:document-statistic meta:table-count="1" meta:image-count="0" meta:object-count="0" meta:page-count="3" meta:paragraph-count="69" meta:word-count="474" meta:character-count="2819" meta:non-whitespace-character-count="2415"/>
    <meta:generator>LibreOffice/5.2.3.2$Linux_X86_64 LibreOffice_project/20m0$Build-2</meta:generator>
  </office:meta>
</office:document-meta>
</file>